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arry Bit, Underflow Bit, Zero Bit, Equal Bit, Greater Than Bit, Smaller Than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, Equal Bit;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Z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NZ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Not Zero Bit otherwise PC +=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10-22T23:16:10.354085646</dc:date>
    <meta:editing-duration>PT1H27M20S</meta:editing-duration>
    <meta:editing-cycles>23</meta:editing-cycles>
    <meta:generator>LibreOffice/7.4.7.2$Linux_X86_64 LibreOffice_project/40$Build-2</meta:generator>
    <meta:document-statistic meta:table-count="1" meta:cell-count="87" meta:object-count="0"/>
  </office:meta>
</office:document-meta>
</file>